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aufey - From The Start</text:p>
      <text:p text:style-name="Preformatted_20_Text"/>
      <text:p text:style-name="Preformatted_20_Text">Key: Db</text:p>
      <text:p text:style-name="Preformatted_20_Text">Capo: 1st Fret</text:p>
      <text:p text:style-name="Preformatted_20_Text"/>
      <text:p text:style-name="Preformatted_20_Text">[Intro]</text:p>
      <text:p text:style-name="Preformatted_20_Text">&lt;Dm9&gt;- &lt;G7add13&gt;- <text:s text:c="3"/>.. ..</text:p>
      <text:p text:style-name="Preformatted_20_Text">&lt;CM7&gt;--! <text:s text:c="12"/>....</text:p>
      <text:p text:style-name="Preformatted_20_Text"/>
      <text:p text:style-name="Preformatted_20_Text">[Verse]</text:p>
      <text:p text:style-name="Preformatted_20_Text">&lt;Dm9&gt;- &lt;G7add13&gt;- <text:s text:c="3"/>Don't you notice how</text:p>
      <text:p text:style-name="Preformatted_20_Text">&lt;CM7&gt;--- <text:s text:c="12"/>I get quiet when there's no one</text:p>
      <text:p text:style-name="Preformatted_20_Text"/>
      <text:p text:style-name="Preformatted_20_Text">&lt;Dm9&gt;- &lt;G7add13&gt;- <text:s text:c="3"/>else around?</text:p>
      <text:p text:style-name="Preformatted_20_Text">&lt;CM7&gt;--- <text:s text:c="12"/><text:span text:style-name="T2">Me</text:span> and you and awkward silence</text:p>
      <text:p text:style-name="Preformatted_20_Text"/>
      <text:p text:style-name="Preformatted_20_Text">&lt;Dm9&gt;- &lt;G7add13&gt;- <text:s text:c="3"/>Don't you dare look at</text:p>
      <text:p text:style-name="Preformatted_20_Text">&lt;Em7&gt;- &lt;A7#5&gt;- <text:s text:c="6"/>me that way</text:p>
      <text:p text:style-name="Preformatted_20_Text"/>
      <text:p text:style-name="Preformatted_20_Text">&lt;Dm9&gt;--- <text:s text:c="12"/>I don't need reminders of how</text:p>
      <text:p text:style-name="Preformatted_20_Text">&lt;G7add13&gt;--! <text:s text:c="8"/>you don't <text:span text:style-name="T4">feel</text:span> the same</text:p>
      <text:p text:style-name="Preformatted_20_Text"/>
      <text:p text:style-name="Preformatted_20_Text">[Verse]</text:p>
      <text:p text:style-name="Preformatted_20_Text">&lt;Dm9&gt;- &lt;G7add13&gt;- <text:s text:c="3"/>Oh, the burning pain</text:p>
      <text:p text:style-name="Preformatted_20_Text">&lt;CM7&gt;--- <text:s text:c="12"/>Listening to you harp on 'bout some</text:p>
      <text:p text:style-name="Preformatted_20_Text"/>
      <text:p text:style-name="Preformatted_20_Text">&lt;Dm9&gt;- &lt;G7add13&gt;- <text:s text:c="3"/>new soulmate</text:p>
      <text:p text:style-name="Preformatted_20_Text">&lt;CM7&gt;--- <text:s text:c="12"/>"She's so perfect, " blah, blah, blah</text:p>
      <text:p text:style-name="Preformatted_20_Text"/>
      <text:p text:style-name="Preformatted_20_Text">&lt;Dm9&gt;- &lt;G7add13&gt;- <text:s text:c="3"/>Oh, how I wish you'll wake</text:p>
      <text:p text:style-name="Preformatted_20_Text">&lt;Em7&gt;- &lt;A7#5&gt;- <text:s text:c="6"/>up one day</text:p>
      <text:p text:style-name="Preformatted_20_Text"/>
      <text:p text:style-name="P1">&lt;Dm9&gt;--- <text:s text:c="12"/><text:span text:style-name="T1">Run</text:span> to me, confess your love,</text:p>
      <text:p text:style-name="Preformatted_20_Text">&lt;G7add13&gt;--! <text:s text:c="8"/>at least just let me say</text:p>
      <text:p text:style-name="Preformatted_20_Text"/>
      <text:p text:style-name="Preformatted_20_Text">[Chorus]</text:p>
      <text:p text:style-name="Preformatted_20_Text">&lt;Dm9&gt;- &lt;G7add13&gt;- <text:s text:c="3"/>That when I talk to you oh,</text:p>
      <text:p text:style-name="Preformatted_20_Text">&lt;CM7&gt;--- <text:s text:c="12"/>Cupid walks right through</text:p>
      <text:p text:style-name="Preformatted_20_Text"/>
      <text:p text:style-name="Preformatted_20_Text">&lt;Dm9&gt;- &lt;G7add13&gt;- <text:s text:c="3"/>And shoots an arrow</text:p>
      <text:p text:style-name="Preformatted_20_Text">&lt;C6add9&gt;--- <text:s text:c="9"/>through my heart</text:p>
      <text:p text:style-name="Preformatted_20_Text"/>
      <text:p text:style-name="Preformatted_20_Text">&lt;Dm9&gt;- &lt;G7add13&gt;- <text:s text:c="3"/>And I sound like a loon,</text:p>
      <text:p text:style-name="Preformatted_20_Text">&lt;Em7&gt;- &lt;A7#5&gt;- <text:s text:c="6"/>but don't you feel it too?</text:p>
      <text:p text:style-name="Preformatted_20_Text"/>
      <text:p text:style-name="Preformatted_20_Text">&lt;Dm9&gt;- &lt;G7add13&gt;- <text:s text:c="3"/>Confess I loved you</text:p>
      <text:p text:style-name="Preformatted_20_Text">&lt;C6add9&gt;--- <text:s text:c="9"/>from the start</text:p>
      <text:p text:style-name="Preformatted_20_Text"/>
      <text:p text:style-name="Preformatted_20_Text">[Solo]</text:p>
      <text:p text:style-name="Preformatted_20_Text">&lt;Dm9&gt;- &lt;G7add13&gt;- <text:s text:c="3"/>.. ..</text:p>
      <text:p text:style-name="Preformatted_20_Text">&lt;CM7&gt;--- <text:s text:c="12"/>....</text:p>
      <text:p text:style-name="Preformatted_20_Text"/>
      <text:p text:style-name="Preformatted_20_Text">&lt;Dm9&gt;- &lt;G7add13&gt;- <text:s text:c="3"/>.. ..</text:p>
      <text:p text:style-name="Preformatted_20_Text">&lt;CM7&gt;--- <text:s text:c="12"/>....</text:p>
      <text:p text:style-name="Preformatted_20_Text"/>
      <text:p text:style-name="Preformatted_20_Text">&lt;Dm9&gt;- &lt;G7add13&gt;- <text:s text:c="3"/>.. ..</text:p>
      <text:p text:style-name="Preformatted_20_Text">&lt;Em7&gt;- &lt;A7#5&gt;- <text:s text:c="6"/>.. ..</text:p>
      <text:p text:style-name="Preformatted_20_Text"/>
      <text:p text:style-name="Preformatted_20_Text">&lt;Dm9&gt;--- <text:s text:c="12"/>....</text:p>
      <text:p text:style-name="P1">&lt;G7add13&gt;--! <text:s text:c="8"/>...!</text:p>
      <text:p text:style-name="Preformatted_20_Text"/>
      <text:p text:style-name="Preformatted_20_Text">[Verse]</text:p>
      <text:p text:style-name="Preformatted_20_Text">&lt;Dm9&gt;- &lt;G7add13&gt;- <text:s text:c="3"/>What's a girl to do?</text:p>
      <text:p text:style-name="Preformatted_20_Text">&lt;CM7&gt;--- <text:s text:c="12"/>Lying on my bed, staring</text:p>
      <text:p text:style-name="Preformatted_20_Text"><text:soft-page-break/></text:p>
      <text:p text:style-name="Preformatted_20_Text">&lt;Dm9&gt;- &lt;G7add13&gt;- <text:s text:c="3"/>into the bluе</text:p>
      <text:p text:style-name="Preformatted_20_Text">&lt;CM7&gt;--- <text:s text:c="12"/>Unrequited, terrifying</text:p>
      <text:p text:style-name="Preformatted_20_Text"/>
      <text:p text:style-name="Preformatted_20_Text">&lt;Dm9&gt;- &lt;G7add13&gt;- <text:s text:c="3"/>Lovе is driving me</text:p>
      <text:p text:style-name="Preformatted_20_Text">&lt;Em7&gt;- &lt;A7#5&gt;- <text:s text:c="6"/>a bit insane</text:p>
      <text:p text:style-name="Preformatted_20_Text"/>
      <text:p text:style-name="P1">&lt;Dm9&gt;--- <text:s text:c="12"/>Have to get this off my chest</text:p>
      <text:p text:style-name="Preformatted_20_Text">&lt;G7add13&gt;--! <text:s text:c="8"/>I'm telling you today</text:p>
      <text:p text:style-name="Preformatted_20_Text"/>
      <text:p text:style-name="Preformatted_20_Text">[Chorus]</text:p>
      <text:p text:style-name="P1">&lt;Dm9&gt;- &lt;G7add13&gt;- <text:s text:c="3"/>That when I talk to you oh,</text:p>
      <text:p text:style-name="Preformatted_20_Text">&lt;CM7&gt;--- <text:s text:c="12"/>Cupid walks right through</text:p>
      <text:p text:style-name="Preformatted_20_Text"/>
      <text:p text:style-name="Preformatted_20_Text">&lt;Dm9&gt;- &lt;G7add13&gt;- <text:s text:c="3"/>And shoots an arrow</text:p>
      <text:p text:style-name="Preformatted_20_Text">&lt;C6add9&gt;--- <text:s text:c="9"/>through my heart</text:p>
      <text:p text:style-name="Preformatted_20_Text"/>
      <text:p text:style-name="Preformatted_20_Text">&lt;Dm9&gt;- &lt;G7add13&gt;- <text:s text:c="3"/>And I sound like a loon,</text:p>
      <text:p text:style-name="Preformatted_20_Text">&lt;Em7&gt;- &lt;A7#5&gt;- <text:s text:c="6"/>but don't you feel it too?</text:p>
      <text:p text:style-name="Preformatted_20_Text"/>
      <text:p text:style-name="Preformatted_20_Text">&lt;Dm9&gt;- &lt;G7add13&gt;- <text:s text:c="3"/>Confess I loved you</text:p>
      <text:p text:style-name="Preformatted_20_Text">&lt;C6add9&gt;--- <text:s text:c="9"/>from the start</text:p>
      <text:p text:style-name="Preformatted_20_Text"/>
      <text:p text:style-name="Preformatted_20_Text">[Outro]</text:p>
      <text:p text:style-name="Preformatted_20_Text">&lt;Dm9&gt;- &lt;G7add13&gt;- <text:s text:c="3"/>Confess I loved you</text:p>
      <text:p text:style-name="P1">&lt;Em7&gt;- &lt;A7#5&gt;... <text:s text:c="4"/>Just thinking of you</text:p>
      <text:p text:style-name="Preformatted_20_Text"/>
      <text:p text:style-name="Preformatted_20_Text">&lt;Dm9&gt;- &lt;G7add13&gt;- <text:s text:c="3"/>I know I've loved you</text:p>
      <text:p text:style-name="Preformatted_20_Text">&lt;CM7&gt;... <text:s text:c="12"/>from the st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21:09:44.722060688</dc:date>
    <meta:editing-duration>PT8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324" meta:character-count="2224" meta:non-whitespace-character-count="1601"/>
  </office:meta>
</office:document-meta>
</file>